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1" svg:font-family="arial, verdana, tah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Heading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4f4f4f" fo:font-size="8.25pt"/>
    </style:style>
    <style:style style:name="P2" style:family="paragraph" style:parent-style-name="Table_20_Heading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8.25pt" fo:background-color="transparent" loext:padding="0cm" loext:border="non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ari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8.25pt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T1" style:family="text">
      <style:text-properties fo:color="#1b5790" style:text-line-through-style="none" style:text-line-through-type="none" fo:font-size="8.25pt" style:text-underline-style="none" style:text-blinking="false" fo:background-color="transparent" loext:char-shading-value="0" loext:padding="0cm" loext:border="none"/>
    </style:style>
    <style:style style:name="T2" style:family="text">
      <style:text-properties fo:color="#1b5790" style:text-line-through-style="none" style:text-line-through-type="none" fo:font-size="8.25pt" style:text-underline-style="none" style:text-blinking="false" fo:background-color="transparent" loext:char-shading-value="0" style:font-size-asian="8.25pt" style:font-size-complex="8.25pt" loext:padding="0cm" loext:border="none"/>
    </style:style>
    <style:style style:name="T3" style:family="text">
      <style:text-properties fo:color="#1b5790" style:text-line-through-style="none" style:text-line-through-type="none" style:font-name="arial1" fo:font-size="8.25pt" style:text-underline-style="none" style:text-blinking="false" fo:background-color="transparent" loext:char-shading-value="0" style:font-size-asian="8.25pt" style:font-size-complex="8.25pt" loext:padding="0cm" loext:border="none"/>
    </style:style>
    <style:style style:name="T4" style:family="text">
      <style:text-properties fo:color="#222222" style:text-line-through-style="none" style:text-line-through-type="none" style:font-name="arial" fo:font-size="8.25pt" style:text-underline-style="none" style:text-blinking="false" fo:background-color="transparent" loext:char-shading-value="0" style:font-size-asian="8.25pt" style:font-size-complex="8.25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arial1" svg:font-family="arial, verdana, tah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6:32:21.462089321</meta:creation-date>
    <dc:date>2017-04-29T11:37:24.410312173</dc:date>
    <meta:editing-duration>PT2M20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